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f306" officeooo:paragraph-rsid="0059f3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e libek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6T11:09:17.488884696</dc:date>
    <meta:editing-duration>P1DT5H26M14S</meta:editing-duration>
    <meta:editing-cycles>53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